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7:23:44.18</meta:creation-date>
    <meta:document-statistic meta:table-count="0" meta:image-count="0" meta:object-count="0" meta:page-count="1" meta:paragraph-count="0" meta:word-count="0" meta:character-count="0"/>
    <dc:date>2009-11-20T17:24:11.31</dc:date>
    <meta:editing-duration>PT00H00M28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d009700bb00d800f600d900470039009d006e00350089003a007a00e100d0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yzxhWN69aObZxmFvX2dR0SLsO4U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24003700ed00d500110036004200d40084000f00f3004e005c00f30039001f">
        <DigestMethod Algorithm="http://www.w3.org/2000/09/xmldsig#sha1"/>
        <DigestValue>KzVqFVBtLkmcmjMpqEwMMq557Fs=</DigestValue>
      </Reference>
    </SignedInfo>
    <SignatureValue>fyWa+ZQL39d4YZWtEnAPsjfXz5HyCocK3gW1QAhqnAq7EF1xqH8uP8X14oBAhkGL
zWjdJjO79kCwLkD8eUq5yLh0zbMD28gTgIz+dbS7FLzB6koAE319qwx7+apAspur
G7MBGvZRkAQOLMJaKIwXkSzg1JV76g2Jel/+cuF0S0c=</SignatureValue>
    <KeyInfo>
      <X509Data>
        <X509IssuerSerial>
          <X509IssuerName>CN=Sub CA 1 Root 8, OU=Development, O=OpenOffice.org, ST=Hamburg, C=DE</X509IssuerName>
          <X509SerialNumber>4096</X509SerialNumber>
        </X509IssuerSerial>
        <X509Certificate>MIIC0jCCAjugAwIBAgICEAAwDQYJKoZIhvcNAQEFBQAwaDELMAkGA1UEBhMCREUx
EDAOBgNVBAgTB0hhbWJ1cmcxFzAVBgNVBAoTDk9wZW5PZmZpY2Uub3JnMRQwEgYD
VQQLEwtEZXZlbG9wbWVudDEYMBYGA1UEAxMPU3ViIENBIDEgUm9vdCA4MB4XDTA5
MTEyMDE1NDIxMloXDTM0MTExNDE1NDIxMlowbzELMAkGA1UEBhMCREUxEDAOBgNV
BAgTB0hhbWJ1cmcxFzAVBgNVBAoTDk9wZW5PZmZpY2Uub3JnMRQwEgYDVQQLEwtE
ZXZlbG9wbWVudDEfMB0GA1UEAxMWVXNlciAxIFN1YiBDQSAxIFJvb3QgODCBnzAN
BgkqhkiG9w0BAQEFAAOBjQAwgYkCgYEAtqo07DHlmqr+kDEf5YOQy5qeFc27NRv8
PIvZPSne9Ac/TAabT9shokuHi/20YTHeNGwUEPmneuAK6b+zg6M1RPStw9Bg6HGO
bcBwmhaFZXqCaHxn7lcxa+j98j9fx+xO2+eKmNYVRRMUA7xOigNIwuSqxTLPgIJF
FotjN0vVepcCAwEAAaOBgzCBgDAxBggrBgEFBQcBAQQlMCMwIQYIKwYBBQUHMAGG
FWh0dHA6Ly9sb2NhbGhvc3Q6ODg4OTALBgNVHQ8EBAMCBeAwHQYDVR0OBBYEFE4L
KAW1B493HqY3y8zwywmkjEoeMB8GA1UdIwQYMBaAFO+9yI54efl2SxFZtsMyEAfA
vOOKMA0GCSqGSIb3DQEBBQUAA4GBAD73xZRYLxjJESkpKDO752xwfPjHYErlN/K7
eNlSHsKj3bF/2uGKi5x+1u7s75Q3tbiXJpIBVngVREuVTdlZErCJhuS1fbRzD/EN
qARp5D8qamW5DpoG9xYplE2sZKvpDwY8dP5M4XGYvZ+7wS1HcGo8s3YL/MgF1k6/
M5/dWHSc</X509Certificate>
      </X509Data>
    </KeyInfo>
    <Object>
      <SignatureProperties>
        <SignatureProperty Id="ID_0024003700ed00d500110036004200d40084000f00f3004e005c00f30039001f" Target="#ID_00fd009700bb00d800f600d900470039009d006e00350089003a007a00e100d0">
          <dc:date xmlns:dc="http://purl.org/dc/elements/1.1/">2009-11-20T17:25:17,28</dc:date>
        </SignatureProperty>
      </SignatureProperties>
    </Object>
  </Signature>
</document-signatures>
</file>